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aaff" draw:opacity="39%" draw:textarea-horizontal-align="justify" draw:textarea-vertical-align="top" draw:auto-grow-height="false" fo:min-height="25.69cm" fo:min-width="19.09cm"/>
    </style:style>
    <style:style style:name="gr2" style:family="graphic" style:parent-style-name="standard">
      <style:graphic-properties draw:fill-color="#00aaff" draw:opacity="39%" draw:textarea-horizontal-align="justify" draw:textarea-vertical-align="top" draw:auto-grow-height="false" fo:min-height="3.179cm" fo:min-width="18.65cm"/>
    </style:style>
    <style:style style:name="gr3" style:family="graphic" style:parent-style-name="standard">
      <style:graphic-properties draw:fill-color="#00aaff" draw:opacity="39%" draw:textarea-horizontal-align="justify" draw:textarea-vertical-align="top" draw:auto-grow-height="false" fo:min-height="2.036cm" fo:min-width="7.47cm"/>
    </style:style>
    <style:style style:name="gr4" style:family="graphic" style:parent-style-name="standard">
      <style:graphic-properties draw:fill-color="#00aaff" draw:opacity="39%" draw:textarea-horizontal-align="justify" draw:textarea-vertical-align="top" draw:auto-grow-height="false" fo:min-height="1.274cm" fo:min-width="1.152cm"/>
    </style:style>
    <style:style style:name="gr5" style:family="graphic" style:parent-style-name="standard">
      <style:graphic-properties draw:fill-color="#00aaff" draw:opacity="39%" draw:textarea-horizontal-align="justify" draw:textarea-vertical-align="top" draw:auto-grow-height="false" fo:min-height="1.274cm" fo:min-width="5.059cm"/>
    </style:style>
    <style:style style:name="gr6" style:family="graphic" style:parent-style-name="standard">
      <style:graphic-properties draw:fill-color="#00aaff" draw:opacity="39%" draw:textarea-horizontal-align="justify" draw:textarea-vertical-align="top" draw:auto-grow-height="false" fo:min-height="2.036cm" fo:min-width="9.664cm" fo:wrap-option="wrap"/>
    </style:style>
    <style:style style:name="gr7" style:family="graphic" style:parent-style-name="standard">
      <style:graphic-properties draw:fill-color="#00aaff" draw:opacity="39%" draw:textarea-horizontal-align="justify" draw:textarea-vertical-align="top" draw:auto-grow-height="false" fo:min-height="9.512cm" fo:min-width="14.657cm"/>
    </style:style>
    <style:style style:name="gr8" style:family="graphic" style:parent-style-name="standard">
      <style:graphic-properties draw:fill-color="#00aaff" draw:opacity="39%" draw:textarea-horizontal-align="justify" draw:textarea-vertical-align="top" draw:auto-grow-height="false" fo:min-height="5.802cm" fo:min-width="14.389cm" fo:wrap-option="wrap"/>
    </style:style>
    <style:style style:name="gr9" style:family="graphic" style:parent-style-name="standard">
      <style:graphic-properties draw:fill-color="#00aaff" draw:opacity="39%" draw:textarea-horizontal-align="justify" draw:textarea-vertical-align="top" draw:auto-grow-height="false" fo:min-height="2.036cm" fo:min-width="6.643cm" fo:wrap-option="wrap"/>
    </style:style>
    <style:style style:name="gr10" style:family="graphic" style:parent-style-name="standard">
      <style:graphic-properties draw:fill-color="#00aaff" draw:opacity="39%" draw:textarea-horizontal-align="justify" draw:textarea-vertical-align="top" draw:auto-grow-height="false" fo:min-height="9.512cm" fo:min-width="3.296cm"/>
    </style:style>
    <style:style style:name="gr11" style:family="graphic" style:parent-style-name="standard">
      <style:graphic-properties draw:fill-color="#00aaff" draw:opacity="39%" draw:textarea-horizontal-align="justify" draw:textarea-vertical-align="top" draw:auto-grow-height="false" fo:min-height="0.893cm" fo:min-width="6.422cm" fo:wrap-option="wrap"/>
    </style:style>
    <style:style style:name="gr12" style:family="graphic" style:parent-style-name="standard">
      <style:graphic-properties draw:stroke="solid" svg:stroke-color="#000000" draw:fill="none" draw:fill-color="#ffffff" fo:min-height="2.29cm"/>
    </style:style>
    <style:style style:name="P1" style:family="paragraph">
      <style:paragraph-properties fo:text-align="start"/>
    </style:style>
    <style:style style:name="P2" style:family="paragraph">
      <loext:graphic-properties draw:fill-color="#00aaff" draw:opacity="39%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start"/>
      <style:text-properties fo:font-weight="bold" style:font-weight-asian="bold" style:font-weight-complex="bold"/>
    </style:style>
    <style:style style:name="P4" style:family="paragraph"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9.59cm" svg:height="25.94cm" svg:x="1cm" svg:y="1cm">
          <text:p text:style-name="P1"><text:span text:style-name="T1">Page - </text:span><text:span text:style-name="T1">display:</text:span><text:span text:style-name="T2"> ‘flex, </text:span><text:span text:style-name="T1">flexFlow:</text:span><text:span text:style-name="T2"> ‘column nowrap’, </text:span><text:span text:style-name="T1">padding:</text:span><text:span text:style-name="T2"> 1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9.15cm" svg:height="3.429cm" draw:transform="skewX (0.0150098315671512) translate (1.154cm 2.016cm)">
          <text:p text:style-name="P1"><text:span text:style-name="T1">Header - display:</text:span><text:span text:style-name="T2"> ‘flex’, </text:span><text:span text:style-name="T1">alignItems:</text:span><text:span text:style-name="T2"> ‘stretch’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97cm" svg:height="2.286cm" draw:transform="skewX (0.0150098315671512) translate (1.429cm 2.905cm)">
          <text:p text:style-name="P3"><text:span text:style-name="T1">Brand – display:</text:span><text:span text:style-name="T2"> ‘flex’, </text:span><text:span text:style-name="T1">flexGlow:</text:span><text:span text:style-name="T2"> 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52cm" svg:height="1.524cm" draw:transform="skewX (0.0150098315671512) translate (1.68cm 3.54cm)">
          <text:p text:style-name="P3"><text:span text:style-name="T3">Logo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559cm" svg:height="1.524cm" draw:transform="skewX (0.0150098315671512) translate (3.58cm 3.54cm)">
          <text:p text:style-name="P3"><text:span text:style-name="T3">SiteTitle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0.164cm" svg:height="2.286cm" draw:transform="skewX (0.0150098315671512) translate (9.894cm 2.905cm)">
          <text:p text:style-name="P3"><text:span text:style-name="T1">Nav – display:</text:span><text:span text:style-name="T2"> ‘flex’, </text:span><text:span text:style-name="T1">flexGrow:</text:span><text:span text:style-name="T2"> 4, </text:span><text:span text:style-name="T1">justifyContent:</text:span><text:span text:style-name="T2"> ‘flex-end’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5.157cm" svg:height="9.762cm" draw:transform="skewX (0.0150098315671512) translate (1.235cm 5.716cm)">
          <text:p text:style-name="P1"><text:span text:style-name="T1">MainContent - flexGrow:</text:span><text:span text:style-name="T2"> 5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4.889cm" svg:height="6.052cm" draw:transform="skewX (0.0150098315671512) translate (1.394cm 6.505cm)">
          <text:p text:style-name="P3"><text:span text:style-name="T1">ProjectsAndEvents – display:</text:span><text:span text:style-name="T2"> ‘flex’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7.143cm" svg:height="2.286cm" draw:transform="skewX (0.0150098315671512) translate (1.494cm 7.305cm)">
          <text:p text:style-name="P3"><text:span text:style-name="T1">Events – flexBasis:</text:span><text:span text:style-name="T2"> ‘50%’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7.143cm" svg:height="2.286cm" draw:transform="skewX (0.0150098315671512) translate (8.994cm 7.305cm)">
          <text:p text:style-name="P3"><text:span text:style-name="T1">Projects – display:</text:span><text:span text:style-name="T2"> ‘flex’</text:span><text:span text:style-name="T1">,</text:span><text:span text:style-name="T2"> </text:span><text:span text:style-name="T1">flexWrap:</text:span><text:span text:style-name="T2"> ‘wrap’, </text:span><text:span text:style-name="T1">flexBasis:</text:span><text:span text:style-name="T2"> ‘50%’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.796cm" svg:height="9.762cm" draw:transform="skewX (0.0150098315671512) translate (16.695cm 5.716cm)">
          <text:p text:style-name="P1"><text:span text:style-name="T1">Sidebar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6.922cm" svg:height="1.143cm" draw:transform="skewX (0.0150098315671512) translate (9.088cm 8.312cm)">
          <text:p text:style-name="P3"><text:span text:style-name="T1">Projec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4.953cm" svg:height="2.621cm" svg:x="21.32cm" svg:y="4.199cm">
          <draw:text-box>
            <text:p text:style-name="P4"><text:span text:style-name="T4">Project</text:span></text:p>
            <text:p text:style-name="P4">display: ‘flex’,</text:p>
            <text:p text:style-name="P4">flexDirection: ‘column’</text:p>
            <text:p text:style-name="P4">width: ‘181px’</text:p>
            <text:p text:style-name="P4">textAlign: ‘center’,</text:p>
          </draw:text-box>
        </draw:frame>
        <draw:frame draw:style-name="gr12" draw:text-style-name="P5" draw:layer="layout" svg:width="4.953cm" svg:height="2.54cm" svg:x="21.321cm" svg:y="1.4cm">
          <draw:text-box>
            <text:p text:style-name="P4"><text:span text:style-name="T4">Event</text:span></text:p>
            <text:p text:style-name="P4">flexBasis: ‘50%’</text:p>
          </draw:text-box>
        </draw:frame>
        <draw:custom-shape draw:style-name="gr11" draw:text-style-name="P2" draw:layer="layout" svg:width="6.922cm" svg:height="1.143cm" draw:transform="skewX (0.0150098315671512) translate (1.588cm 8.312cm)">
          <text:p text:style-name="P3"><text:span text:style-name="T1">Even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9T06:21:45.101562221</meta:creation-date>
    <dc:date>2017-05-09T15:00:23.011107797</dc:date>
    <meta:editing-duration>PT8H28M16S</meta:editing-duration>
    <meta:editing-cycles>23</meta:editing-cycles>
    <meta:generator>LibreOffice/5.1.6.2$Linux_X86_64 LibreOffice_project/10m0$Build-2</meta:generator>
    <meta:document-statistic meta:object-count="15"/>
  </office:meta>
</office:document-meta>
</file>